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7272e" officeooo:paragraph-rsid="0017272e"/>
    </style:style>
    <style:style style:name="P2" style:family="paragraph" style:parent-style-name="Standard">
      <style:text-properties officeooo:paragraph-rsid="0017272e"/>
    </style:style>
    <style:style style:name="P3" style:family="paragraph" style:parent-style-name="Standard">
      <style:text-properties officeooo:rsid="0018d72d" officeooo:paragraph-rsid="0018d72d"/>
    </style:style>
    <style:style style:name="P4" style:family="paragraph" style:parent-style-name="Standard">
      <style:text-properties officeooo:rsid="0018d72d" officeooo:paragraph-rsid="001cab6a"/>
    </style:style>
    <style:style style:name="P5" style:family="paragraph" style:parent-style-name="Standard">
      <style:text-properties officeooo:paragraph-rsid="0018d72d"/>
    </style:style>
    <style:style style:name="P6" style:family="paragraph" style:parent-style-name="Standard">
      <style:text-properties officeooo:rsid="001b757a" officeooo:paragraph-rsid="001b757a"/>
    </style:style>
    <style:style style:name="P7" style:family="paragraph" style:parent-style-name="Standard">
      <style:text-properties officeooo:rsid="00206c08" officeooo:paragraph-rsid="00206c08"/>
    </style:style>
    <style:style style:name="T1" style:family="text">
      <style:text-properties officeooo:rsid="0017272e"/>
    </style:style>
    <style:style style:name="T2" style:family="text">
      <style:text-properties officeooo:rsid="0018d72d"/>
    </style:style>
    <style:style style:name="T3" style:family="text">
      <style:text-properties fo:color="#000000" style:text-outline="false" style:text-line-through-style="none" style:text-line-through-type="none" style:font-name="Segoe UI" fo:font-size="8pt" fo:letter-spacing="normal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18d72d" style:letter-kerning="true" style:font-size-asian="8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8pt" fo:font-style="normal" fo:text-shadow="none" style:text-underline-style="none" fo:font-weight="normal" officeooo:rsid="001afef7" style:font-size-asian="8pt" style:font-style-asian="normal" style:font-weight-asian="normal" style:text-emphasize="none"/>
    </style:style>
    <style:style style:name="T8" style:family="text">
      <style:text-properties officeooo:rsid="001b757a"/>
    </style:style>
    <style:style style:name="T9" style:family="text">
      <style:text-properties officeooo:rsid="001c23c1"/>
    </style:style>
    <style:style style:name="T10" style:family="text">
      <style:text-properties officeooo:rsid="00206c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urnage « Voyance »</text:p>
      <text:h text:style-name="Heading_20_3" text:outline-level="3">Date : </text:h>
      <text:p text:style-name="P1">22/09/2020 – 9h15 - 16h</text:p>
      <text:h text:style-name="Heading_20_3" text:outline-level="3">Lieu : </text:h>
      <text:p text:style-name="P1">Chemin de l’Epinay 72370 Nuillé le Jalais</text:p>
      <text:p text:style-name="P1"><text:a xlink:type="simple" xlink:href="https://www.openstreetmap.org/directions?from=&amp;to=48.00868%2C0.49176" text:style-name="Internet_20_link" text:visited-style-name="Visited_20_Internet_20_Link">https://www.openstreetmap.org/directions?from=&amp;to=48.00868%2C0.49176</text:a></text:p>
      <text:p text:style-name="P1">GPS : 48.00865, 0.49179</text:p>
      <text:h text:style-name="Heading_20_3" text:outline-level="3">En amont</text:h>
      <text:p text:style-name="P1">ORL récupère la caméra, les batteries, les cartes SD, le pied chez Nico &amp; Hélène.</text:p>
      <text:p text:style-name="P1">ORL et Marion installent le décor à Nuillé.</text:p>
      <text:p text:style-name="P1">ORL prépare repas du midi.</text:p>
      <text:p text:style-name="P3">ORL récupère les costumes <text:span text:style-name="T10">BF </text:span>à Saint Calais.</text:p>
      <text:h text:style-name="Heading_20_3" text:outline-level="3">Programme</text:h>
      <text:p text:style-name="P1">8h30 – RDV à la Chapelle pour covoiturage (option)</text:p>
      <text:p text:style-name="P1">9h15 – <text:span text:style-name="T2">A</text:span>rrivée ORL &amp; Jeannot <text:span text:style-name="T2">à Nuillé</text:span></text:p>
      <text:p text:style-name="P1">9h30 – 12h<text:span text:style-name="T2">30</text:span> : <text:span text:style-name="T2">Tournage (chef op : Jeannot)</text:span></text:p>
      <text:p text:style-name="P1"><text:tab/><text:span text:style-name="T2">Scènes VS + Doah</text:span></text:p>
      <text:p text:style-name="P2"><text:span text:style-name="T1"><text:tab/></text:span><text:span text:style-name="T3">2-3-3, 4, 5, 6, 7, 2-3-9, 10, 11</text:span></text:p>
      <text:p text:style-name="P2"><text:span text:style-name="T3"><text:tab/></text:span><text:span text:style-name="T4">2-3-8 </text:span><text:span text:style-name="T5">(optionnelle – peut être faite ailleurs)</text:span></text:p>
      <text:p text:style-name="P2"><text:span text:style-name="T3"><text:tab/></text:span></text:p>
      <text:p text:style-name="P5"><text:span text:style-name="T2">12h30 - 14h00 : Repas</text:span></text:p>
      <text:p text:style-name="P3">14h00 – 16h00 : Tournage (chef op : ORL)</text:p>
      <text:p text:style-name="P3"><text:tab/>Scènes VS + Soft &amp; Rains</text:p>
      <text:p text:style-name="P5"><text:span text:style-name="T2"><text:tab/></text:span><text:span text:style-name="T3">5-16</text:span></text:p>
      <text:p text:style-name="P5"><text:span text:style-name="T2"><text:tab/></text:span><text:span text:style-name="T6">5-17, 19, 21, 23 </text:span><text:span text:style-name="T7">(faire des prises de sécu en plans larges avec S&amp;R dissimulés)</text:span></text:p>
      <text:p text:style-name="P5"><text:span text:style-name="T7"><text:tab/>Plan sécu : S&amp;R sortent de la pièce en mode abat-jour et porte-manteaux</text:span></text:p>
      <text:h text:style-name="Heading_20_3" text:outline-level="3">Matériel</text:h>
      <text:p text:style-name="P4">Storyboard <text:span text:style-name="T9">imprimé x4</text:span></text:p>
      <text:p text:style-name="P4"><text:span text:style-name="T9"><text:tab/></text:span><text:a xlink:type="simple" xlink:href="https://github.com/AMMD/LesNouvellesAventuresDesBaronsFreaks/blob/master/Artistique/Storyboard/Acte2.pdf" text:style-name="Internet_20_link" text:visited-style-name="Visited_20_Internet_20_Link"><text:span text:style-name="T9">https://github.com/AMMD/LesNouvellesAventuresDesBaronsFreaks/blob/master/Artistique/Storyboard/Acte2.pdf</text:span></text:a></text:p>
      <text:p text:style-name="P4"><text:tab/><text:a xlink:type="simple" xlink:href="https://github.com/AMMD/LesNouvellesAventuresDesBaronsFreaks/blob/master/Artistique/Storyboard/Acte5.pdf" text:style-name="Internet_20_link" text:visited-style-name="Visited_20_Internet_20_Link">https://github.com/AMMD/LesNouvellesAventuresDesBaronsFreaks/blob/master/Artistique/Storyboard/Acte5.pdf</text:a></text:p>
      <text:p text:style-name="P3"/>
      <text:p text:style-name="P3">Boule de cristal</text:p>
      <text:p text:style-name="P7">Tasse de café</text:p>
      <text:p text:style-name="P3">Tapis, Rideaux</text:p>
      <text:p text:style-name="P6">Abat-jour</text:p>
      <text:p text:style-name="P6">Porte-Manteau</text:p>
      <text:p text:style-name="P7">Boîte à Meuh</text:p>
      <text:p text:style-name="P3"/>
      <text:p text:style-name="P3">Costume Soft + Rains : <text:span text:style-name="T8">leggins noir, t-shirt manches longues noir, cagoule moto noire, laissant apparaître les yeux (ouverture large) ou les yeux + la bouche</text:span></text:p>
      <text:p text:style-name="P3">Costume Doah</text:p>
      <text:p text:style-name="P6">Costume Marion : voyante jeu de rôle Victori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1:05:41.123391564</meta:creation-date>
    <meta:generator>LibreOffice/6.3.4.2.0$Linux_X86_64 LibreOffice_project/30$Build-2</meta:generator>
    <dc:date>2020-09-11T11:49:08.030973065</dc:date>
    <meta:editing-duration>PT31M4S</meta:editing-duration>
    <meta:editing-cycles>8</meta:editing-cycles>
    <meta:document-statistic meta:table-count="0" meta:image-count="0" meta:object-count="0" meta:page-count="1" meta:paragraph-count="39" meta:word-count="207" meta:character-count="1402" meta:non-whitespace-character-count="1215"/>
  </office:meta>
</office:document-meta>
</file>